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cm" draw:marker-start-width="0.35cm" draw:marker-end-width="0.35cm" draw:fill="none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Dashed" svg:stroke-width="0cm" draw:marker-start="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Gentium" style:font-pitch="variable" fo:font-size="14pt" style:font-size-asian="14pt" style:font-size-complex="14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  <style:text-properties style:text-outline="true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P8" style:family="paragraph">
      <style:paragraph-properties fo:margin-left="0cm" fo:margin-right="0cm" fo:text-indent="0cm"/>
      <style:text-properties fo:color="#e6e6e6" style:text-outline="true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P9" style:family="paragraph">
      <style:paragraph-properties fo:margin-left="0cm" fo:margin-right="0cm" fo:margin-top="0cm" fo:margin-bottom="0cm" fo:text-indent="0cm"/>
      <style:text-properties fo:color="#000000" style:text-outline="true" fo:font-family="Gentium" style:font-pitch="variable" fo:font-size="96pt" fo:font-style="italic" fo:text-shadow="none" style:font-size-asian="96pt" style:font-family-complex="Gentium" style:font-pitch-complex="variable" style:font-size-complex="96pt" style:font-style-complex="italic"/>
    </style:style>
    <style:style style:name="P10" style:family="paragraph">
      <style:text-properties fo:font-family="'Standard Symbols L'" style:font-pitch="variable" style:font-charset="x-symbol" fo:font-size="96pt" fo:font-style="italic" fo:text-shadow="1pt 1pt" style:font-size-asian="96pt" style:font-style-asian="italic" style:font-size-complex="96pt" style:font-style-complex="italic"/>
    </style:style>
    <style:style style:name="P11" style:family="paragraph">
      <style:paragraph-properties fo:margin-left="0cm" fo:margin-right="0cm" fo:margin-top="0cm" fo:margin-bottom="0cm" fo:text-indent="0cm"/>
      <style:text-properties fo:color="#e6e6e6" style:text-outline="true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P12" style:family="paragraph">
      <style:paragraph-properties fo:margin-left="0cm" fo:margin-right="0cm" fo:text-indent="0cm"/>
      <style:text-properties fo:font-size="24pt" fo:font-style="italic" style:font-size-asian="24pt" style:font-style-asian="italic" style:font-size-complex="24pt" style:font-style-complex="italic"/>
    </style:style>
    <style:style style:name="P13" style:family="paragraph">
      <style:paragraph-properties fo:margin-left="0cm" fo:margin-right="0cm" fo:text-indent="0cm"/>
      <style:text-properties fo:color="#e6e6e6" style:text-outline="true" fo:font-family="Gentium" style:font-pitch="variable" fo:font-size="24pt" fo:font-style="italic" fo:text-shadow="1pt 1pt" style:font-size-asian="24pt" style:font-style-asian="italic" style:font-family-complex="Gentium" style:font-pitch-complex="variable" style:font-size-complex="24pt" style:font-style-complex="italic"/>
    </style:style>
    <style:style style:name="P14" style:family="paragraph">
      <style:paragraph-properties fo:margin-left="0cm" fo:margin-right="0cm" fo:text-indent="0cm"/>
      <style:text-properties fo:font-size="36pt" fo:text-shadow="1pt 1pt" style:font-size-asian="36pt" style:font-size-complex="36pt"/>
    </style:style>
    <style:style style:name="P15" style:family="paragraph">
      <style:text-properties fo:color="#804c19" style:text-outline="true" fo:font-family="Gentium" style:font-pitch="variable" fo:font-size="36pt" fo:font-style="italic" fo:text-shadow="1pt 1pt" fo:font-weight="normal" style:font-size-asian="36pt" style:font-style-asian="italic" style:font-weight-asian="normal" style:font-size-complex="36pt" style:font-style-complex="italic" style:font-weight-complex="normal"/>
    </style:style>
    <style:style style:name="T1" style:family="text">
      <style:text-properties fo:font-family="Gentium" style:font-pitch="variable" fo:font-size="14pt" style:font-size-asian="14pt" style:font-size-complex="14pt"/>
    </style:style>
    <style:style style:name="T2" style:family="text">
      <style:text-properties fo:font-family="'Standard Symbols L'" style:font-pitch="variable" style:font-charset="x-symbol" fo:font-size="16pt" fo:language="en" fo:country="US" fo:font-style="italic" style:language-asian="en" style:country-asian="US" style:font-style-asian="italic" style:font-family-complex="'Standard Symbols L'" style:font-pitch-complex="variable" style:font-charset-complex="x-symbol" style:font-size-complex="9.10000038146973pt" style:font-style-complex="italic"/>
    </style:style>
    <style:style style:name="T3" style:family="text">
      <style:text-properties fo:font-family="'DejaVu Sans'" style:font-family-generic="swiss" style:font-pitch="variable" fo:font-size="16pt" fo:language="en" fo:country="US" fo:font-style="italic" style:language-asian="en" style:country-asian="US" style:font-style-asian="italic" style:font-family-complex="'DejaVu Sans'" style:font-family-generic-complex="swiss" style:font-pitch-complex="variable" style:font-size-complex="9.10000038146973pt" style:font-style-complex="italic"/>
    </style:style>
    <style:style style:name="T4" style:family="text">
      <style:text-properties fo:font-family="'DejaVu Sans'" style:font-family-generic="swiss" style:font-pitch="variable" fo:font-size="14pt" fo:language="en" fo:country="US" fo:font-style="italic" style:font-size-asian="14pt" style:language-asian="en" style:country-asian="US" style:font-family-complex="'DejaVu Sans'" style:font-family-generic-complex="swiss" style:font-pitch-complex="variable" style:font-size-complex="14pt" style:font-style-complex="italic"/>
    </style:style>
    <style:style style:name="T5" style:family="text">
      <style:text-properties style:text-position="-33% 100%" fo:font-family="'DejaVu Sans'" style:font-family-generic="swiss" style:font-pitch="variable" fo:font-size="14pt" fo:language="en" fo:country="US" fo:font-style="italic" style:font-size-asian="14pt" style:language-asian="en" style:country-asian="US" style:font-family-complex="'DejaVu Sans'" style:font-family-generic-complex="swiss" style:font-pitch-complex="variable" style:font-size-complex="14pt" style:font-style-complex="italic"/>
    </style:style>
    <style:style style:name="T6" style:family="text">
      <style:text-properties fo:font-family="Gentium" style:font-pitch="variable" fo:font-size="14pt" fo:language="en" fo:country="US" style:font-size-asian="14pt" style:language-asian="en" style:country-asian="US" style:font-family-complex="Gentium" style:font-pitch-complex="variable" style:font-size-complex="14pt"/>
    </style:style>
    <style:style style:name="T7" style:family="text">
      <style:text-properties fo:font-family="'DejaVu Sans'" style:font-family-generic="swiss" style:font-pitch="variable" fo:font-size="16pt" fo:language="en" fo:country="US" fo:font-style="italic" style:language-asian="en" style:country-asian="US" style:font-style-asian="italic" style:font-family-complex="'Standard Symbols L'" style:font-pitch-complex="variable" style:font-charset-complex="x-symbol" style:font-size-complex="9.10000038146973pt" style:font-style-complex="italic"/>
    </style:style>
    <style:style style:name="T8" style:family="text">
      <style:text-properties fo:font-size="16pt" fo:language="en" fo:country="US" fo:font-style="italic" style:language-asian="en" style:country-asian="US" style:font-style-asian="italic" style:font-family-complex="'Standard Symbols L'" style:font-pitch-complex="variable" style:font-charset-complex="x-symbol" style:font-size-complex="9.10000038146973pt" style:font-style-complex="italic"/>
    </style:style>
    <style:style style:name="T9" style:family="text">
      <style:text-properties fo:font-family="Gentium" style:font-pitch="variable" fo:font-size="16pt" fo:font-style="italic" style:font-family-complex="Gentium" style:font-pitch-complex="variable" style:font-size-complex="9.10000038146973pt" style:font-style-complex="italic"/>
    </style:style>
    <style:style style:name="T10" style:family="text">
      <style:text-properties fo:font-family="Gentium" style:font-pitch="variable" fo:font-size="18pt" fo:font-style="italic" style:font-family-complex="Gentium" style:font-pitch-complex="variable" style:font-size-complex="10.1999998092651pt" style:font-style-complex="italic"/>
    </style:style>
    <style:style style:name="T11" style:family="text">
      <style:text-properties fo:font-family="'DejaVu Sans'" style:font-family-generic="swiss" style:font-pitch="variable" fo:font-size="16pt" fo:font-style="italic" style:font-family-complex="'DejaVu Sans'" style:font-family-generic-complex="swiss" style:font-pitch-complex="variable" style:font-size-complex="9.10000038146973pt" style:font-style-complex="italic"/>
    </style:style>
    <style:style style:name="T12" style:family="text">
      <style:text-properties fo:font-family="'DejaVu Sans'" style:font-family-generic="swiss" style:font-pitch="variable" fo:font-size="16pt" fo:font-style="normal" style:font-style-asian="normal" style:font-family-complex="'DejaVu Sans'" style:font-family-generic-complex="swiss" style:font-pitch-complex="variable" style:font-size-complex="9.10000038146973pt" style:font-style-complex="normal"/>
    </style:style>
    <style:style style:name="T13" style:family="text">
      <style:text-properties fo:font-family="'Standard Symbols L'" style:font-pitch="variable" style:font-charset="x-symbol" fo:font-size="16pt" fo:font-style="italic" style:font-family-complex="'Standard Symbols L'" style:font-pitch-complex="variable" style:font-charset-complex="x-symbol" style:font-size-complex="9.10000038146973pt" style:font-style-complex="italic"/>
    </style:style>
    <style:style style:name="T14" style:family="text">
      <style:text-properties fo:font-family="Gentium" style:font-pitch="variable" fo:font-size="16pt" fo:font-style="italic" style:font-family-complex="Gentium" style:font-pitch-complex="variable" style:font-size-complex="9.10000038146973pt"/>
    </style:style>
    <style:style style:name="T15" style:family="text">
      <style:text-properties fo:font-family="'DejaVu Sans'" style:font-family-generic="swiss" style:font-pitch="variable" fo:font-size="16pt" fo:font-style="italic" style:font-family-complex="'DejaVu Sans'" style:font-family-generic-complex="swiss" style:font-pitch-complex="variable" style:font-size-complex="9.10000038146973pt"/>
    </style:style>
    <style:style style:name="T16" style:family="text">
      <style:text-properties fo:font-family="'Standard Symbols L'" style:font-pitch="variable" style:font-charset="x-symbol" fo:font-size="16pt" fo:font-style="italic" style:font-family-complex="'Standard Symbols L'" style:font-pitch-complex="variable" style:font-charset-complex="x-symbol" style:font-size-complex="9.10000038146973pt"/>
    </style:style>
    <style:style style:name="T17" style:family="text">
      <style:text-properties fo:font-family="Gentium" style:font-pitch="variable" fo:font-size="18pt" fo:font-style="italic" style:font-family-complex="Gentium" style:font-pitch-complex="variable" style:font-size-complex="10.1999998092651pt"/>
    </style:style>
    <style:style style:name="T18" style:family="text">
      <style:text-properties fo:font-family="Gentium" style:font-pitch="variable" fo:font-size="16pt" style:font-family-complex="Gentium" style:font-pitch-complex="variable" style:font-size-complex="9.10000038146973pt"/>
    </style:style>
    <style:style style:name="T19" style:family="text">
      <style:text-properties fo:font-family="'DejaVu Sans'" style:font-family-generic="swiss" style:font-pitch="variable" fo:font-size="16pt" style:font-family-complex="'DejaVu Sans'" style:font-family-generic-complex="swiss" style:font-pitch-complex="variable" style:font-size-complex="9.10000038146973pt"/>
    </style:style>
    <style:style style:name="T20" style:family="text">
      <style:text-properties style:text-position="-33% 100%" fo:font-family="Gentium" style:font-pitch="variable" fo:font-size="18pt" fo:font-style="italic" style:font-family-complex="Gentium" style:font-pitch-complex="variable" style:font-size-complex="10.1999998092651pt" style:font-style-complex="italic"/>
    </style:style>
    <style:style style:name="T21" style:family="text">
      <style:text-properties fo:color="#e6e6e6" fo:font-family="Gentium" style:font-pitch="variable" fo:font-size="16pt" fo:font-style="italic" fo:text-shadow="1pt 1pt" style:font-family-complex="Gentium" style:font-pitch-complex="variable" style:font-size-complex="9.10000038146973pt" style:font-style-complex="italic"/>
    </style:style>
    <style:style style:name="T22" style:family="text">
      <style:text-properties fo:color="#e6e6e6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T23" style:family="text">
      <style:text-properties fo:color="#e6e6e6" fo:font-family="'DejaVu Sans'" style:font-family-generic="swiss" style:font-pitch="variable" fo:font-size="16pt" fo:font-style="italic" fo:text-shadow="1pt 1pt" style:font-family-complex="'DejaVu Sans'" style:font-family-generic-complex="swiss" style:font-pitch-complex="variable" style:font-size-complex="9.10000038146973pt" style:font-style-complex="italic"/>
    </style:style>
    <style:style style:name="T24" style:family="text">
      <style:text-properties fo:color="#e6e6e6" fo:font-family="'DejaVu Sans'" style:font-family-generic="swiss" style:font-pitch="variable" fo:font-size="16pt" fo:font-style="normal" fo:text-shadow="1pt 1pt" style:font-style-asian="normal" style:font-family-complex="'DejaVu Sans'" style:font-family-generic-complex="swiss" style:font-pitch-complex="variable" style:font-size-complex="9.10000038146973pt" style:font-style-complex="normal"/>
    </style:style>
    <style:style style:name="T25" style:family="text">
      <style:text-properties fo:color="#e6e6e6" fo:font-family="'Standard Symbols L'" style:font-pitch="variable" style:font-charset="x-symbol" fo:font-size="16pt" fo:font-style="italic" fo:text-shadow="1pt 1pt" style:font-family-complex="'Standard Symbols L'" style:font-pitch-complex="variable" style:font-charset-complex="x-symbol" style:font-size-complex="9.10000038146973pt" style:font-style-complex="italic"/>
    </style:style>
    <style:style style:name="T26" style:family="text">
      <style:text-properties fo:color="#e6e6e6" fo:font-family="Gentium" style:font-pitch="variable" fo:font-size="16pt" fo:font-style="italic" fo:text-shadow="1pt 1pt" style:font-family-complex="Gentium" style:font-pitch-complex="variable" style:font-size-complex="9.10000038146973pt"/>
    </style:style>
    <style:style style:name="T27" style:family="text">
      <style:text-properties fo:color="#e6e6e6" fo:font-family="'DejaVu Sans'" style:font-family-generic="swiss" style:font-pitch="variable" fo:font-size="16pt" fo:font-style="italic" fo:text-shadow="1pt 1pt" style:font-family-complex="'DejaVu Sans'" style:font-family-generic-complex="swiss" style:font-pitch-complex="variable" style:font-size-complex="9.10000038146973pt"/>
    </style:style>
    <style:style style:name="T28" style:family="text">
      <style:text-properties fo:color="#e6e6e6" fo:font-family="'Standard Symbols L'" style:font-pitch="variable" style:font-charset="x-symbol" fo:font-size="16pt" fo:font-style="italic" fo:text-shadow="1pt 1pt" style:font-family-complex="'Standard Symbols L'" style:font-pitch-complex="variable" style:font-charset-complex="x-symbol" style:font-size-complex="9.10000038146973pt"/>
    </style:style>
    <style:style style:name="T29" style:family="text">
      <style:text-properties fo:color="#e6e6e6" fo:font-family="Gentium" style:font-pitch="variable" fo:font-size="18pt" fo:font-style="italic" fo:text-shadow="1pt 1pt" style:font-family-complex="Gentium" style:font-pitch-complex="variable" style:font-size-complex="10.1999998092651pt"/>
    </style:style>
    <style:style style:name="T30" style:family="text">
      <style:text-properties fo:color="#e6e6e6" fo:font-family="Gentium" style:font-pitch="variable" fo:font-size="16pt" fo:text-shadow="1pt 1pt" style:font-family-complex="Gentium" style:font-pitch-complex="variable" style:font-size-complex="9.10000038146973pt"/>
    </style:style>
    <style:style style:name="T31" style:family="text">
      <style:text-properties fo:color="#e6e6e6" fo:font-family="'DejaVu Sans'" style:font-family-generic="swiss" style:font-pitch="variable" fo:font-size="16pt" fo:text-shadow="1pt 1pt" style:font-family-complex="'DejaVu Sans'" style:font-family-generic-complex="swiss" style:font-pitch-complex="variable" style:font-size-complex="9.10000038146973pt"/>
    </style:style>
    <style:style style:name="T32" style:family="text">
      <style:text-properties fo:color="#e6e6e6" style:text-position="-33% 100%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T33" style:family="text">
      <style:text-properties fo:color="#000000" style:text-outline="true" fo:font-family="'Standard Symbols L'" style:font-pitch="variable" style:font-charset="x-symbol" fo:font-size="96pt" fo:font-style="italic" fo:text-shadow="none" style:font-size-asian="96pt" style:font-family-complex="'Standard Symbols L'" style:font-pitch-complex="variable" style:font-charset-complex="x-symbol" style:font-size-complex="96pt"/>
    </style:style>
    <style:style style:name="T34" style:family="text">
      <style:text-properties fo:font-family="'Standard Symbols L'" style:font-pitch="variable" style:font-charset="x-symbol" fo:font-size="96pt" fo:font-style="italic" style:font-size-asian="96pt" style:font-style-asian="italic" style:font-size-complex="96pt" style:font-style-complex="italic"/>
    </style:style>
    <style:style style:name="T35" style:family="text">
      <style:text-properties fo:color="#e6e6e6" fo:font-family="Gentium" style:font-pitch="variable" fo:font-size="24pt" fo:font-style="italic" fo:text-shadow="1pt 1pt" style:font-size-asian="24pt" style:font-style-asian="italic" style:font-family-complex="Gentium" style:font-pitch-complex="variable" style:font-size-complex="24pt" style:font-style-complex="italic"/>
    </style:style>
    <style:style style:name="T36" style:family="text">
      <style:text-properties fo:color="#804c19" style:text-outline="true" fo:font-family="Gentium" style:font-pitch="variable" fo:font-size="36pt" fo:font-style="italic" fo:text-shadow="1pt 1pt" fo:font-weight="normal" style:font-size-asian="36pt" style:font-style-asian="italic" style:font-weight-asian="normal" style:font-size-complex="36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1cm" svg:height="1cm" svg:x="3cm" svg:y="2.8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cm" svg:height="1cm" svg:x="7cm" svg:y="2.8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cm" svg:height="1cm" svg:x="7cm" svg:y="6.3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" draw:text-style-name="P1" draw:layer="layout" svg:x1="4cm" svg:y1="3.38cm" svg:x2="7cm" svg:y2="3.38cm">
            <text:p text:style-name="P2"/>
          </draw:line>
          <draw:line draw:style-name="gr2" draw:text-style-name="P1" draw:layer="layout" svg:x1="7.5cm" svg:y1="3.88cm" svg:x2="7.5cm" svg:y2="6.38cm">
            <text:p text:style-name="P2"/>
          </draw:line>
          <draw:line draw:style-name="gr2" draw:text-style-name="P1" draw:layer="layout" svg:x1="4cm" svg:y1="3.38cm" svg:x2="7cm" svg:y2="6.38cm">
            <text:p text:style-name="P2"/>
          </draw:line>
          <draw:polyline draw:style-name="gr3" draw:text-style-name="P1" draw:layer="layout" svg:width="-0.999cm" svg:height="-0.999cm" svg:x="8cm" svg:y="8cm" svg:viewBox="0 0 -1000 -1000" draw:points="1000,-15000 1000,-16000 0,-16000 0,-15000">
            <text:p text:style-name="P2"/>
          </draw:polyline>
          <draw:polyline draw:style-name="gr3" draw:text-style-name="P1" draw:layer="layout" svg:width="0.999cm" svg:height="1.499cm" svg:x="7cm" svg:y="2cm" svg:viewBox="0 0 1000 1500" draw:points="1000,1500 1000,0 0,0 0,1000">
            <text:p text:style-name="P2"/>
          </draw:polyline>
          <draw:polyline draw:style-name="gr3" draw:text-style-name="P1" draw:layer="layout" svg:width="-0.999cm" svg:height="-0.999cm" svg:x="4cm" svg:y="4.5cm" svg:viewBox="0 0 -1000 -1000" draw:points="1000,-8000 1000,-9000 0,-9000 0,-8000">
            <text:p text:style-name="P2"/>
          </draw:polyline>
          <draw:frame draw:style-name="gr4" draw:text-style-name="P3" draw:layer="layout" svg:width="0.731cm" svg:height="0.81cm" svg:x="3.1cm" svg:y="3cm">
            <draw:text-box>
              <text:p text:style-name="P2"><text:span text:style-name="T1">a</text:span></text:p>
            </draw:text-box>
          </draw:frame>
          <draw:frame draw:style-name="gr4" draw:text-style-name="P3" draw:layer="layout" svg:width="0.752cm" svg:height="0.81cm" svg:x="7.1cm" svg:y="3cm">
            <draw:text-box>
              <text:p text:style-name="P2"><text:span text:style-name="T1">b</text:span></text:p>
            </draw:text-box>
          </draw:frame>
          <draw:frame draw:style-name="gr4" draw:text-style-name="P3" draw:layer="layout" svg:width="0.718cm" svg:height="0.81cm" svg:x="7.169cm" svg:y="6.5cm">
            <draw:text-box>
              <text:p text:style-name="P2"><text:span text:style-name="T1">c</text:span></text:p>
            </draw:text-box>
          </draw:frame>
          <draw:frame draw:style-name="gr4" draw:text-style-name="P4" draw:layer="layout" svg:width="1.777cm" svg:height="0.988cm" svg:x="3.9cm" svg:y="4.8cm">
            <draw:text-box>
              <text:p text:style-name="P2"><text:span text:style-name="T2">y </text:span><text:span text:style-name="T3">ₒ </text:span><text:span text:style-name="T2">j</text:span></text:p>
            </draw:text-box>
          </draw:frame>
          <draw:frame draw:style-name="gr4" draw:text-style-name="P5" draw:layer="layout" svg:width="1.12cm" svg:height="0.994cm" svg:x="2.061cm" svg:y="4.247cm">
            <draw:text-box>
              <text:p text:style-name="P2"><text:span text:style-name="T4">1</text:span><text:span text:style-name="T5">a</text:span></text:p>
            </draw:text-box>
          </draw:frame>
          <draw:frame draw:style-name="gr4" draw:text-style-name="P4" draw:layer="layout" svg:width="0.841cm" svg:height="0.988cm" svg:x="4.9cm" svg:y="2.3cm">
            <draw:text-box>
              <text:p text:style-name="P6"><text:span text:style-name="T2">j</text:span></text:p>
            </draw:text-box>
          </draw:frame>
          <draw:frame draw:style-name="gr4" draw:text-style-name="P4" draw:layer="layout" svg:width="1.027cm" svg:height="0.988cm" svg:x="7.4cm" svg:y="4.4cm">
            <draw:text-box>
              <text:p text:style-name="P6"><text:span text:style-name="T2">y </text:span></text:p>
            </draw:text-box>
          </draw:frame>
          <draw:frame draw:style-name="gr4" draw:text-style-name="P5" draw:layer="layout" svg:width="1.086cm" svg:height="0.994cm" svg:x="6.2cm" svg:y="7.706cm">
            <draw:text-box>
              <text:p text:style-name="P2"><text:span text:style-name="T4">1</text:span><text:span text:style-name="T5">c</text:span></text:p>
            </draw:text-box>
          </draw:frame>
          <draw:frame draw:style-name="gr4" draw:text-style-name="P5" draw:layer="layout" svg:width="1.128cm" svg:height="0.994cm" svg:x="7.872cm" svg:y="1.906cm">
            <draw:text-box>
              <text:p text:style-name="P2"><text:span text:style-name="T4">1</text:span><text:span text:style-name="T5">b</text:span></text:p>
            </draw:text-box>
          </draw:frame>
        </draw:g>
        <draw:g>
          <draw:custom-shape draw:style-name="gr1" draw:text-style-name="P1" draw:layer="layout" svg:width="1cm" svg:height="1cm" svg:x="12.573cm" svg:y="2.7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cm" svg:height="1cm" svg:x="16.573cm" svg:y="2.7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cm" svg:height="1cm" svg:x="16.573cm" svg:y="6.2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" draw:text-style-name="P1" draw:layer="layout" svg:x1="13.573cm" svg:y1="3.28cm" svg:x2="16.573cm" svg:y2="3.28cm">
            <text:p text:style-name="P2"/>
          </draw:line>
          <draw:line draw:style-name="gr2" draw:text-style-name="P1" draw:layer="layout" svg:x1="17.073cm" svg:y1="3.78cm" svg:x2="17.073cm" svg:y2="6.28cm">
            <text:p text:style-name="P2"/>
          </draw:line>
          <draw:line draw:style-name="gr2" draw:text-style-name="P1" draw:layer="layout" svg:x1="13.573cm" svg:y1="3.28cm" svg:x2="16.573cm" svg:y2="6.28cm">
            <text:p text:style-name="P2"/>
          </draw:line>
          <draw:polyline draw:style-name="gr3" draw:text-style-name="P1" draw:layer="layout" svg:width="-0.999cm" svg:height="-0.999cm" svg:x="17.573cm" svg:y="7.9cm" svg:viewBox="0 0 -1000 -1000" draw:points="1000,-14800 1000,-15800 0,-15800 0,-14800">
            <text:p text:style-name="P2"/>
          </draw:polyline>
          <draw:polyline draw:style-name="gr3" draw:text-style-name="P1" draw:layer="layout" svg:width="0.999cm" svg:height="1.499cm" svg:x="16.573cm" svg:y="1.9cm" svg:viewBox="0 0 1000 1500" draw:points="1000,1500 1000,0 0,0 0,1000">
            <text:p text:style-name="P2"/>
          </draw:polyline>
          <draw:polyline draw:style-name="gr5" draw:text-style-name="P1" draw:layer="layout" svg:width="0.999cm" svg:height="0.999cm" svg:x="12.573cm" svg:y="3.4cm" svg:viewBox="0 0 1000 1000" draw:points="0,0 0,1000 1000,1000 1000,0">
            <text:p text:style-name="P2"/>
          </draw:polyline>
          <draw:frame draw:style-name="gr4" draw:text-style-name="P3" draw:layer="layout" svg:width="1.12cm" svg:height="0.81cm" svg:x="12.473cm" svg:y="2.9cm">
            <draw:text-box>
              <text:p text:style-name="P2"><text:span text:style-name="T6">ℱ</text:span><text:span text:style-name="T1">a</text:span></text:p>
            </draw:text-box>
          </draw:frame>
          <draw:frame draw:style-name="gr4" draw:text-style-name="P3" draw:layer="layout" svg:width="1.141cm" svg:height="0.81cm" svg:x="16.473cm" svg:y="2.9cm">
            <draw:text-box>
              <text:p text:style-name="P2"><text:span text:style-name="T6">ℱ</text:span><text:span text:style-name="T1">b</text:span></text:p>
            </draw:text-box>
          </draw:frame>
          <draw:frame draw:style-name="gr4" draw:text-style-name="P3" draw:layer="layout" svg:width="1.107cm" svg:height="0.81cm" svg:x="16.542cm" svg:y="6.4cm">
            <draw:text-box>
              <text:p text:style-name="P2"><text:span text:style-name="T6">ℱ</text:span><text:span text:style-name="T1">c</text:span></text:p>
            </draw:text-box>
          </draw:frame>
          <draw:frame draw:style-name="gr4" draw:text-style-name="P4" draw:layer="layout" svg:width="2.667cm" svg:height="0.988cm" svg:x="13.073cm" svg:y="5cm">
            <draw:text-box>
              <text:p text:style-name="P2"><text:span text:style-name="T7">ℱ</text:span><text:span text:style-name="T2">y </text:span><text:span text:style-name="T3">ₒ </text:span><text:span text:style-name="T8">ℱ</text:span><text:span text:style-name="T2">j</text:span></text:p>
            </draw:text-box>
          </draw:frame>
          <draw:frame draw:style-name="gr4" draw:text-style-name="P5" draw:layer="layout" svg:width="1.509cm" svg:height="0.994cm" svg:x="11.634cm" svg:y="4.247cm">
            <draw:text-box>
              <text:p text:style-name="P2"><text:span text:style-name="T4">1</text:span><text:span text:style-name="T5">ℱa</text:span></text:p>
            </draw:text-box>
          </draw:frame>
          <draw:frame draw:style-name="gr4" draw:text-style-name="P4" draw:layer="layout" svg:width="1.286cm" svg:height="0.988cm" svg:x="14.273cm" svg:y="2.2cm">
            <draw:text-box>
              <text:p text:style-name="P2"><text:span text:style-name="T7">ℱ</text:span><text:span text:style-name="T2">j</text:span></text:p>
            </draw:text-box>
          </draw:frame>
          <draw:frame draw:style-name="gr4" draw:text-style-name="P4" draw:layer="layout" svg:width="1.472cm" svg:height="0.988cm" svg:x="16.973cm" svg:y="4.3cm">
            <draw:text-box>
              <text:p text:style-name="P2"><text:span text:style-name="T7">ℱ</text:span><text:span text:style-name="T2">y </text:span></text:p>
            </draw:text-box>
          </draw:frame>
          <draw:frame draw:style-name="gr4" draw:text-style-name="P5" draw:layer="layout" svg:width="1.475cm" svg:height="0.994cm" svg:x="15.673cm" svg:y="7.706cm">
            <draw:text-box>
              <text:p text:style-name="P2"><text:span text:style-name="T4">1</text:span><text:span text:style-name="T5">ℱc</text:span></text:p>
            </draw:text-box>
          </draw:frame>
          <draw:frame draw:style-name="gr4" draw:text-style-name="P5" draw:layer="layout" svg:width="1.518cm" svg:height="0.994cm" svg:x="17.4cm" svg:y="1.8cm">
            <draw:text-box>
              <text:p text:style-name="P2"><text:span text:style-name="T4">1</text:span><text:span text:style-name="T5">ℱb</text:span></text:p>
            </draw:text-box>
          </draw:frame>
        </draw:g>
        <draw:frame draw:style-name="gr6" draw:text-style-name="P7" draw:layer="layout" svg:width="14.581cm" svg:height="5cm" svg:x="2.923cm" svg:y="13cm">
          <draw:text-box>
            <text:p text:style-name="P2"><text:span text:style-name="T9">C=(ob(C), hom, o)</text:span></text:p>
            <text:p text:style-name="P2"><text:span text:style-name="T9">∀</text:span><text:span text:style-name="T10">a,b </text:span><text:span text:style-name="T11">∊ </text:span><text:span text:style-name="T10">ob(C)</text:span><text:span text:style-name="T11"> </text:span><text:span text:style-name="T12">∃!</text:span><text:span text:style-name="T11"> </text:span><text:span text:style-name="T10">hom(a,b) </text:span><text:span text:style-name="T11">= </text:span><text:span text:style-name="T12">{</text:span><text:span text:style-name="T13">j</text:span><text:span text:style-name="T11">:</text:span><text:span text:style-name="T10">a</text:span><text:span text:style-name="T11">→ </text:span><text:span text:style-name="T10">b</text:span><text:span text:style-name="T12">}</text:span></text:p>
            <text:p text:style-name="P2"><text:span text:style-name="T14">∀</text:span><text:span text:style-name="T10">a,b,c </text:span><text:span text:style-name="T15">∊ </text:span><text:span text:style-name="T10">ob(C)</text:span><text:span text:style-name="T11"> </text:span><text:span text:style-name="T12">∃!</text:span><text:span text:style-name="T15"> </text:span><text:span text:style-name="T11">o: </text:span><text:span text:style-name="T10">hom(a,b) </text:span><text:span text:style-name="T11">× </text:span><text:span text:style-name="T10">hom(b,c) </text:span><text:span text:style-name="T11">→ </text:span><text:span text:style-name="T10">hom(a,c)</text:span></text:p>
            <text:p text:style-name="P6"><text:span text:style-name="T16">j</text:span><text:span text:style-name="T15">:</text:span><text:span text:style-name="T17">a</text:span><text:span text:style-name="T15">→ </text:span><text:span text:style-name="T17">b</text:span><text:span text:style-name="T15">, </text:span><text:span text:style-name="T16">y</text:span><text:span text:style-name="T15">:</text:span><text:span text:style-name="T17">b</text:span><text:span text:style-name="T15">→ </text:span><text:span text:style-name="T17">c</text:span><text:span text:style-name="T15">, </text:span><text:span text:style-name="T16">z</text:span><text:span text:style-name="T15">:</text:span><text:span text:style-name="T17">c</text:span><text:span text:style-name="T15">→ </text:span><text:span text:style-name="T17">d</text:span><text:span text:style-name="T15"> <text:s/>⇒ <text:s/></text:span><text:span text:style-name="T16">z </text:span><text:span text:style-name="T15">o (</text:span><text:span text:style-name="T16">y </text:span><text:span text:style-name="T15">o </text:span><text:span text:style-name="T16">j</text:span><text:span text:style-name="T15">) = (</text:span><text:span text:style-name="T16">z </text:span><text:span text:style-name="T15">o </text:span><text:span text:style-name="T16">y</text:span><text:span text:style-name="T15">) o </text:span><text:span text:style-name="T16">j</text:span></text:p>
            <text:p text:style-name="P2"><text:span text:style-name="T18">∀</text:span><text:span text:style-name="T10">x </text:span><text:span text:style-name="T19">∊ </text:span><text:span text:style-name="T10">ob(C)</text:span><text:span text:style-name="T11"> </text:span><text:span text:style-name="T19">∃</text:span><text:span text:style-name="T11">1</text:span><text:span text:style-name="T20">x</text:span><text:span text:style-name="T11">:</text:span><text:span text:style-name="T10">x</text:span><text:span text:style-name="T11">→ </text:span><text:span text:style-name="T10">x</text:span><text:span text:style-name="T11"> (</text:span><text:span text:style-name="T13">j</text:span><text:span text:style-name="T11">:</text:span><text:span text:style-name="T10">a</text:span><text:span text:style-name="T11">→ </text:span><text:span text:style-name="T10">b</text:span><text:span text:style-name="T11"> <text:s/>⇒ <text:s/>1</text:span><text:span text:style-name="T20">b</text:span><text:span text:style-name="T11"> o </text:span><text:span text:style-name="T13">j</text:span><text:span text:style-name="T11"> = </text:span><text:span text:style-name="T13">j</text:span><text:span text:style-name="T11"> = </text:span><text:span text:style-name="T13">j </text:span><text:span text:style-name="T11">o 1</text:span><text:span text:style-name="T20">a</text:span><text:span text:style-name="T19">)</text:span></text:p>
          </draw:text-box>
        </draw:frame>
        <draw:frame draw:style-name="gr6" draw:text-style-name="P8" draw:layer="layout" svg:width="14.581cm" svg:height="5cm" svg:x="3cm" svg:y="18cm">
          <draw:text-box>
            <text:p text:style-name="P2"><text:span text:style-name="T21">C=(ob(C), hom, o)</text:span></text:p>
            <text:p text:style-name="P2"><text:span text:style-name="T21">∀</text:span><text:span text:style-name="T22">a,b </text:span><text:span text:style-name="T23">∊ </text:span><text:span text:style-name="T22">ob(C)</text:span><text:span text:style-name="T23"> </text:span><text:span text:style-name="T24">∃!</text:span><text:span text:style-name="T23"> </text:span><text:span text:style-name="T22">hom(a,b) </text:span><text:span text:style-name="T23">= </text:span><text:span text:style-name="T24">{</text:span><text:span text:style-name="T25">j</text:span><text:span text:style-name="T23">:</text:span><text:span text:style-name="T22">a</text:span><text:span text:style-name="T23">→ </text:span><text:span text:style-name="T22">b</text:span><text:span text:style-name="T24">}</text:span></text:p>
            <text:p text:style-name="P2"><text:span text:style-name="T26">∀</text:span><text:span text:style-name="T22">a,b,c </text:span><text:span text:style-name="T27">∊ </text:span><text:span text:style-name="T22">ob(C)</text:span><text:span text:style-name="T23"> </text:span><text:span text:style-name="T24">∃!</text:span><text:span text:style-name="T27"> </text:span><text:span text:style-name="T23">o: </text:span><text:span text:style-name="T22">hom(a,b) </text:span><text:span text:style-name="T23">× </text:span><text:span text:style-name="T22">hom(b,c) </text:span><text:span text:style-name="T23">→ </text:span><text:span text:style-name="T22">hom(a,c)</text:span></text:p>
            <text:p text:style-name="P6"><text:span text:style-name="T28">j</text:span><text:span text:style-name="T27">:</text:span><text:span text:style-name="T29">a</text:span><text:span text:style-name="T27">→ </text:span><text:span text:style-name="T29">b</text:span><text:span text:style-name="T27">, </text:span><text:span text:style-name="T28">y</text:span><text:span text:style-name="T27">:</text:span><text:span text:style-name="T29">b</text:span><text:span text:style-name="T27">→ </text:span><text:span text:style-name="T29">c</text:span><text:span text:style-name="T27">, </text:span><text:span text:style-name="T28">z</text:span><text:span text:style-name="T27">:</text:span><text:span text:style-name="T29">c</text:span><text:span text:style-name="T27">→ </text:span><text:span text:style-name="T29">d</text:span><text:span text:style-name="T27"> <text:s/>⇒ <text:s/></text:span><text:span text:style-name="T28">z </text:span><text:span text:style-name="T27">o (</text:span><text:span text:style-name="T28">y </text:span><text:span text:style-name="T27">o </text:span><text:span text:style-name="T28">j</text:span><text:span text:style-name="T27">) = (</text:span><text:span text:style-name="T28">z </text:span><text:span text:style-name="T27">o </text:span><text:span text:style-name="T28">y</text:span><text:span text:style-name="T27">) o </text:span><text:span text:style-name="T28">j</text:span></text:p>
            <text:p text:style-name="P2"><text:span text:style-name="T30">∀</text:span><text:span text:style-name="T22">x </text:span><text:span text:style-name="T31">∊ </text:span><text:span text:style-name="T22">ob(C)</text:span><text:span text:style-name="T23"> </text:span><text:span text:style-name="T31">∃</text:span><text:span text:style-name="T23">1</text:span><text:span text:style-name="T32">x</text:span><text:span text:style-name="T23">:</text:span><text:span text:style-name="T22">x</text:span><text:span text:style-name="T23">→ </text:span><text:span text:style-name="T22">x</text:span><text:span text:style-name="T23"> (</text:span><text:span text:style-name="T25">j</text:span><text:span text:style-name="T23">:</text:span><text:span text:style-name="T22">a</text:span><text:span text:style-name="T23">→ </text:span><text:span text:style-name="T22">b</text:span><text:span text:style-name="T23"> <text:s/>⇒ <text:s/>1</text:span><text:span text:style-name="T32">b</text:span><text:span text:style-name="T23"> o </text:span><text:span text:style-name="T25">j</text:span><text:span text:style-name="T23"> = </text:span><text:span text:style-name="T25">j</text:span><text:span text:style-name="T23"> = </text:span><text:span text:style-name="T25">j </text:span><text:span text:style-name="T23">o 1</text:span><text:span text:style-name="T32">a</text:span><text:span text:style-name="T31">)</text:span></text:p>
          </draw:text-box>
        </draw:frame>
        <draw:frame draw:style-name="gr7" draw:text-style-name="P9" draw:layer="layout" svg:width="2.36cm" svg:height="4.667cm" svg:x="4.5cm" svg:y="23.264cm">
          <draw:text-box>
            <text:p text:style-name="P6"><text:span text:style-name="T33">l</text:span></text:p>
          </draw:text-box>
        </draw:frame>
        <draw:frame draw:style-name="gr8" draw:text-style-name="P10" draw:layer="layout" svg:width="2.36cm" svg:height="4.667cm" svg:x="10cm" svg:y="23.566cm">
          <draw:text-box>
            <text:p text:style-name="P2"><text:span text:style-name="T34">l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9" draw:text-style-name="P8" draw:layer="layout" svg:width="4.045cm" svg:height="1cm" svg:x="2.419cm" svg:y="1.5cm">
          <draw:text-box>
            <text:p text:style-name="P2"><text:span text:style-name="T21">C=(ob(C), hom, o)</text:span></text:p>
          </draw:text-box>
        </draw:frame>
        <draw:frame draw:style-name="gr9" draw:text-style-name="P8" draw:layer="layout" svg:width="9.868cm" svg:height="1cm" svg:x="2.5cm" svg:y="3cm">
          <draw:text-box>
            <text:p text:style-name="P2"><text:span text:style-name="T21">∀</text:span><text:span text:style-name="T22">a,b </text:span><text:span text:style-name="T23">∊ </text:span><text:span text:style-name="T22">ob(C)</text:span><text:span text:style-name="T23"> </text:span><text:span text:style-name="T24">∃!</text:span><text:span text:style-name="T23"> </text:span><text:span text:style-name="T22">hom(a,b) </text:span><text:span text:style-name="T23">= </text:span><text:span text:style-name="T24">{</text:span><text:span text:style-name="T25">j</text:span><text:span text:style-name="T23">:</text:span><text:span text:style-name="T22">a</text:span><text:span text:style-name="T23">→ </text:span><text:span text:style-name="T22">b</text:span><text:span text:style-name="T24">}</text:span></text:p>
          </draw:text-box>
        </draw:frame>
        <draw:frame draw:style-name="gr10" draw:text-style-name="P8" draw:layer="layout" svg:width="13.982cm" svg:height="1.5cm" svg:x="2.5cm" svg:y="5.5cm">
          <draw:text-box>
            <text:p text:style-name="P2"><text:span text:style-name="T28">j</text:span><text:span text:style-name="T27">:</text:span><text:span text:style-name="T29">a</text:span><text:span text:style-name="T27">→ </text:span><text:span text:style-name="T29">b</text:span><text:span text:style-name="T27">, </text:span><text:span text:style-name="T28">y</text:span><text:span text:style-name="T27">:</text:span><text:span text:style-name="T29">b</text:span><text:span text:style-name="T27">→ </text:span><text:span text:style-name="T29">c</text:span><text:span text:style-name="T27">, </text:span><text:span text:style-name="T28">z</text:span><text:span text:style-name="T27">:</text:span><text:span text:style-name="T29">c</text:span><text:span text:style-name="T27">→ </text:span><text:span text:style-name="T29">d</text:span><text:span text:style-name="T27"> <text:s/>⇒ <text:s/></text:span><text:span text:style-name="T28">z </text:span><text:span text:style-name="T27">o (</text:span><text:span text:style-name="T28">y </text:span><text:span text:style-name="T27">o </text:span><text:span text:style-name="T28">j</text:span><text:span text:style-name="T27">) = (</text:span><text:span text:style-name="T28">z </text:span><text:span text:style-name="T27">o </text:span><text:span text:style-name="T28">y</text:span><text:span text:style-name="T27">) o </text:span><text:span text:style-name="T28">j</text:span></text:p>
          </draw:text-box>
        </draw:frame>
        <draw:frame draw:style-name="gr9" draw:text-style-name="P11" draw:layer="layout" svg:width="13.402cm" svg:height="1cm" svg:x="2.598cm" svg:y="4.5cm">
          <draw:text-box>
            <text:p text:style-name="P6"><text:span text:style-name="T26">∀</text:span><text:span text:style-name="T22">a,b,c </text:span><text:span text:style-name="T27">∊ </text:span><text:span text:style-name="T22">ob(C)</text:span><text:span text:style-name="T23"> </text:span><text:span text:style-name="T24">∃!</text:span><text:span text:style-name="T27"> </text:span><text:span text:style-name="T23">o: </text:span><text:span text:style-name="T22">hom(a,b) </text:span><text:span text:style-name="T23">× </text:span><text:span text:style-name="T22">hom(b,c) </text:span><text:span text:style-name="T23">→ </text:span><text:span text:style-name="T22">hom(a,c)</text:span></text:p>
          </draw:text-box>
        </draw:frame>
        <draw:frame draw:style-name="gr9" draw:text-style-name="P8" draw:layer="layout" svg:width="14.581cm" svg:height="1.197cm" svg:x="2.5cm" svg:y="7cm">
          <draw:text-box>
            <text:p text:style-name="P2"><text:span text:style-name="T30">∀</text:span><text:span text:style-name="T22">x </text:span><text:span text:style-name="T31">∊ </text:span><text:span text:style-name="T22">ob(C)</text:span><text:span text:style-name="T23"> </text:span><text:span text:style-name="T31">∃</text:span><text:span text:style-name="T23">1</text:span><text:span text:style-name="T32">x</text:span><text:span text:style-name="T23">:</text:span><text:span text:style-name="T22">x</text:span><text:span text:style-name="T23">→ </text:span><text:span text:style-name="T22">x</text:span><text:span text:style-name="T23"> (</text:span><text:span text:style-name="T25">j</text:span><text:span text:style-name="T23">:</text:span><text:span text:style-name="T22">a</text:span><text:span text:style-name="T23">→ </text:span><text:span text:style-name="T22">b</text:span><text:span text:style-name="T23"> <text:s/>⇒ <text:s/>1</text:span><text:span text:style-name="T32">b</text:span><text:span text:style-name="T23"> o </text:span><text:span text:style-name="T25">j</text:span><text:span text:style-name="T23"> = </text:span><text:span text:style-name="T25">j</text:span><text:span text:style-name="T23"> = </text:span><text:span text:style-name="T25">j </text:span><text:span text:style-name="T23">o 1</text:span><text:span text:style-name="T32">a</text:span><text:span text:style-name="T31">)</text:span></text:p>
          </draw:text-box>
        </draw:frame>
        <draw:frame draw:style-name="gr9" draw:text-style-name="P13" draw:layer="layout" svg:width="4.155cm" svg:height="3.059cm" svg:x="2.419cm" svg:y="9.803cm">
          <draw:text-box>
            <text:p text:style-name="P12"><text:span text:style-name="T35">Think <text:s/>out</text:span></text:p>
            <text:p text:style-name="P12"><text:span text:style-name="T35"><text:s text:c="4"/></text:span><text:span text:style-name="T35">of <text:s/>the </text:span></text:p>
            <text:p text:style-name="P12"><text:span text:style-name="T35"><text:s text:c="15"/></text:span><text:span text:style-name="T35">box</text:span></text:p>
          </draw:text-box>
        </draw:frame>
        <draw:frame draw:style-name="gr8" draw:text-style-name="P15" draw:layer="layout" svg:width="5.988cm" svg:height="4.466cm" svg:x="9cm" svg:y="9cm">
          <draw:text-box>
            <text:p text:style-name="P14"><text:span text:style-name="T36">Think out </text:span></text:p>
            <text:p text:style-name="P14"><text:span text:style-name="T36"><text:s text:c="5"/></text:span><text:span text:style-name="T36">of the </text:span></text:p>
            <text:p text:style-name="P14"><text:span text:style-name="T36"><text:s text:c="15"/></text:span><text:span text:style-name="T36">bo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a</meta:initial-creator>
    <meta:creation-date>2008-06-15T14:26:23</meta:creation-date>
    <dc:creator>andrea</dc:creator>
    <dc:date>2008-07-03T18:15:44</dc:date>
    <meta:editing-cycles>35</meta:editing-cycles>
    <meta:editing-duration>PT5H19M59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